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550000032F8BE396348754FC3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width="17.59cm" svg:height="7.636cm" draw:z-index="0"><draw:image xlink:href="Pictures/10000000000007550000032F8BE396348754FC31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0.3$Windows_X86_64 LibreOffice_project/efb621ed25068d70781dc026f7e9c5187a4decd1</meta:generator>
    <dc:date>2019-01-07T11:48:57.666000000</dc:date>
    <meta:editing-duration>PT13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</office:meta>
</office:document-meta>
</file>